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3" style:parent-style-name="Normal" style:family="paragraph">
      <style:paragraph-properties fo:text-align="center" fo:text-indent="0.5in"/>
      <style:text-properties style:font-name="Times New Roman" style:font-name-complex="Times New Roman" fo:font-style="italic" style:font-style-asian="italic" style:font-style-complex="italic"/>
    </style:style>
    <style:style style:name="P4" style:parent-style-name="Normal" style:family="paragraph">
      <style:paragraph-properties fo:text-indent="0.5in"/>
      <style:text-properties style:font-name="Times New Roman" style:font-name-complex="Times New Roman"/>
    </style:style>
    <style:style style:name="P5" style:parent-style-name="Normal" style:family="paragraph">
      <style:paragraph-properties fo:text-indent="0.5in"/>
      <style:text-properties style:font-name="Times New Roman" style:font-name-complex="Times New Roman"/>
    </style:style>
    <style:style style:name="P6" style:parent-style-name="Normal" style:family="paragraph">
      <style:paragraph-properties fo:text-indent="0.5in"/>
      <style:text-properties style:font-name="Times New Roman" style:font-name-complex="Times New Roman"/>
    </style:style>
    <style:style style:name="P7" style:parent-style-name="Normal" style:family="paragraph">
      <style:paragraph-properties fo:text-indent="0.5in"/>
      <style:text-properties style:font-name="Times New Roman" style:font-name-complex="Times New Roman"/>
    </style:style>
    <style:style style:name="P8" style:parent-style-name="Normal" style:family="paragraph">
      <style:paragraph-properties fo:text-indent="0.5in"/>
      <style:text-properties style:font-name="Times New Roman" style:font-name-complex="Times New Roman"/>
    </style:style>
    <style:style style:name="P9" style:parent-style-name="Normal" style:family="paragraph">
      <style:paragraph-properties fo:text-indent="0.5in"/>
      <style:text-properties style:font-name="Times New Roman" style:font-name-complex="Times New Roman"/>
    </style:style>
    <style:style style:name="P10" style:parent-style-name="Normal" style:family="paragraph">
      <style:paragraph-properties fo:text-indent="0.5in"/>
      <style:text-properties style:font-name="Times New Roman" style:font-name-complex="Times New Roman"/>
    </style:style>
    <style:style style:name="P11" style:parent-style-name="Normal" style:family="paragraph">
      <style:paragraph-properties fo:text-indent="0.5in"/>
      <style:text-properties style:font-name="Times New Roman" style:font-name-complex="Times New Roman"/>
    </style:style>
    <style:style style:name="P12" style:parent-style-name="Normal" style:family="paragraph">
      <style:paragraph-properties fo:text-indent="0.5in"/>
      <style:text-properties style:font-name="Times New Roman" style:font-name-complex="Times New Roman"/>
    </style:style>
    <style:style style:name="P13" style:parent-style-name="Normal" style:family="paragraph">
      <style:paragraph-properties fo:text-indent="0.5in"/>
      <style:text-properties style:font-name="Times New Roman" style:font-name-complex="Times New Roman"/>
    </style:style>
    <style:style style:name="P14" style:parent-style-name="Normal" style:family="paragraph">
      <style:paragraph-properties fo:text-indent="0.5in"/>
      <style:text-properties style:font-name="Times New Roman" style:font-name-complex="Times New Roman"/>
    </style:style>
    <style:style style:name="P15" style:parent-style-name="Normal" style:family="paragraph">
      <style:paragraph-properties fo:text-indent="0.5i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P26" style:parent-style-name="Normal" style:family="paragraph">
      <style:paragraph-properties fo:text-indent="0.5in"/>
      <style:text-properties style:font-name="Times New Roman" style:font-name-complex="Times New Roman"/>
    </style:style>
    <style:style style:name="P27" style:parent-style-name="Normal" style:family="paragraph">
      <style:paragraph-properties fo:text-indent="0.5in"/>
      <style:text-properties style:font-name="Times New Roman" style:font-name-complex="Times New Roman"/>
    </style:style>
    <style:style style:name="P28" style:parent-style-name="Normal" style:family="paragraph">
      <style:paragraph-properties fo:text-indent="0.5in"/>
      <style:text-properties style:font-name="Times New Roman" style:font-name-complex="Times New Roman"/>
    </style:style>
    <style:style style:name="P29" style:parent-style-name="Normal" style:family="paragraph">
      <style:paragraph-properties fo:text-indent="0.5in"/>
      <style:text-properties style:font-name="Times New Roman" style:font-name-complex="Times New Roman"/>
    </style:style>
    <style:style style:name="P30" style:parent-style-name="Normal" style:family="paragraph">
      <style:paragraph-properties fo:text-indent="0.5in"/>
      <style:text-properties style:font-name="Times New Roman" style:font-name-complex="Times New Roman"/>
    </style:style>
    <style:style style:name="P31" style:parent-style-name="Normal" style:family="paragraph">
      <style:paragraph-properties fo:text-indent="0.5in"/>
      <style:text-properties style:font-name="Times New Roman" style:font-name-complex="Times New Roman"/>
    </style:style>
    <style:style style:name="P32" style:parent-style-name="Normal" style:family="paragraph">
      <style:paragraph-properties fo:text-indent="0.5in"/>
      <style:text-properties style:font-name="Times New Roman" style:font-name-complex="Times New Roman"/>
    </style:style>
    <style:style style:name="P33" style:parent-style-name="Normal" style:family="paragraph">
      <style:paragraph-properties fo:text-indent="0.5in"/>
      <style:text-properties style:font-name="Times New Roman" style:font-name-complex="Times New Roman"/>
    </style:style>
    <style:style style:name="P34" style:parent-style-name="Normal" style:family="paragraph">
      <style:paragraph-properties fo:text-indent="0.5in"/>
      <style:text-properties style:font-name="Times New Roman" style:font-name-complex="Times New Roman"/>
    </style:style>
    <style:style style:name="P35" style:parent-style-name="Normal" style:family="paragraph">
      <style:paragraph-properties fo:text-indent="0.5in"/>
      <style:text-properties style:font-name="Times New Roman" style:font-name-complex="Times New Roman"/>
    </style:style>
    <style:style style:name="P36" style:parent-style-name="Normal" style:family="paragraph">
      <style:paragraph-properties fo:text-indent="0.5in"/>
      <style:text-properties style:font-name="Times New Roman" style:font-name-complex="Times New Roman"/>
    </style:style>
    <style:style style:name="P37" style:parent-style-name="Normal" style:family="paragraph">
      <style:paragraph-properties fo:text-indent="0.5in"/>
      <style:text-properties style:font-name="Times New Roman" style:font-name-complex="Times New Roman"/>
    </style:style>
    <style:style style:name="P38" style:parent-style-name="Normal" style:family="paragraph">
      <style:paragraph-properties fo:text-indent="0.5in"/>
      <style:text-properties style:font-name="Times New Roman" style:font-name-complex="Times New Roman"/>
    </style:style>
    <style:style style:name="P39" style:parent-style-name="Normal" style:family="paragraph">
      <style:paragraph-properties fo:text-indent="0.5in"/>
      <style:text-properties style:font-name="Times New Roman" style:font-name-complex="Times New Roman"/>
    </style:style>
    <style:style style:name="P40" style:parent-style-name="Normal" style:family="paragraph">
      <style:paragraph-properties fo:text-indent="0.5in"/>
      <style:text-properties style:font-name="Times New Roman" style:font-name-complex="Times New Roman"/>
    </style:style>
    <style:style style:name="P41"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42" style:parent-style-name="Normal" style:family="paragraph">
      <style:paragraph-properties fo:text-indent="0.5in"/>
      <style:text-properties style:font-name="Times New Roman" style:font-name-complex="Times New Roman"/>
    </style:style>
    <style:style style:name="P43" style:parent-style-name="Normal" style:family="paragraph">
      <style:paragraph-properties fo:text-indent="0.5in"/>
      <style:text-properties style:font-name="Times New Roman" style:font-name-complex="Times New Roman"/>
    </style:style>
    <style:style style:name="P44" style:parent-style-name="Normal" style:family="paragraph">
      <style:paragraph-properties fo:text-indent="0.5in"/>
      <style:text-properties style:font-name="Times New Roman" style:font-name-complex="Times New Roman"/>
    </style:style>
    <style:style style:name="P45" style:parent-style-name="Normal" style:family="paragraph">
      <style:paragraph-properties fo:text-indent="0.5in"/>
      <style:text-properties style:font-name="Times New Roman" style:font-name-complex="Times New Roman"/>
    </style:style>
    <style:style style:name="P46" style:parent-style-name="Normal" style:family="paragraph">
      <style:paragraph-properties fo:text-indent="0.5in"/>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fo:font-style="italic" style:font-style-asian="italic" style:font-style-complex="italic"/>
    </style:style>
    <style:style style:name="T56" style:parent-style-name="DefaultParagraphFont" style:family="text">
      <style:text-properties style:font-name="Times New Roman" style:font-name-complex="Times New Roman"/>
    </style:style>
    <style:style style:name="P57" style:parent-style-name="Normal" style:family="paragraph">
      <style:paragraph-properties fo:text-indent="0.5in"/>
      <style:text-properties style:font-name="Times New Roman" style:font-name-complex="Times New Roman"/>
    </style:style>
    <style:style style:name="P58" style:parent-style-name="Normal" style:family="paragraph">
      <style:paragraph-properties fo:text-indent="0.5in"/>
      <style:text-properties style:font-name="Times New Roman" style:font-name-complex="Times New Roman"/>
    </style:style>
    <style:style style:name="P59" style:parent-style-name="Normal" style:family="paragraph">
      <style:paragraph-properties fo:text-indent="0.5in"/>
      <style:text-properties style:font-name="Times New Roman" style:font-name-complex="Times New Roman"/>
    </style:style>
    <style:style style:name="P60" style:parent-style-name="Normal" style:family="paragraph">
      <style:paragraph-properties fo:text-indent="0.5in"/>
      <style:text-properties style:font-name="Times New Roman" style:font-name-complex="Times New Roman"/>
    </style:style>
    <style:style style:name="P61" style:parent-style-name="Normal" style:family="paragraph">
      <style:paragraph-properties fo:text-indent="0.5in"/>
      <style:text-properties style:font-name="Times New Roman" style:font-name-complex="Times New Roman"/>
    </style:style>
    <style:style style:name="P62" style:parent-style-name="Normal" style:family="paragraph">
      <style:paragraph-properties fo:text-indent="0.5in"/>
      <style:text-properties style:font-name="Times New Roman" style:font-name-complex="Times New Roman"/>
    </style:style>
    <style:style style:name="P63" style:parent-style-name="Normal" style:family="paragraph">
      <style:paragraph-properties fo:text-indent="0.5in"/>
      <style:text-properties style:font-name="Times New Roman" style:font-name-complex="Times New Roman"/>
    </style:style>
    <style:style style:name="P64" style:parent-style-name="Normal" style:family="paragraph">
      <style:paragraph-properties fo:text-indent="0.5in"/>
      <style:text-properties style:font-name="Times New Roman" style:font-name-complex="Times New Roman"/>
    </style:style>
    <style:style style:name="P65" style:parent-style-name="Normal" style:family="paragraph">
      <style:paragraph-properties fo:text-indent="0.5in"/>
      <style:text-properties style:font-name="Times New Roman" style:font-name-complex="Times New Roman"/>
    </style:style>
    <style:style style:name="P66" style:parent-style-name="Normal" style:family="paragraph">
      <style:paragraph-properties fo:text-indent="0.5in"/>
      <style:text-properties style:font-name="Times New Roman" style:font-name-complex="Times New Roman"/>
    </style:style>
    <style:style style:name="P67" style:parent-style-name="Normal" style:family="paragraph">
      <style:paragraph-properties fo:text-indent="0.5in"/>
      <style:text-properties style:font-name="Times New Roman" style:font-name-complex="Times New Roman"/>
    </style:style>
    <style:style style:name="P68" style:parent-style-name="Normal" style:family="paragraph">
      <style:paragraph-properties fo:text-indent="0.5in"/>
      <style:text-properties style:font-name="Times New Roman" style:font-name-complex="Times New Roman"/>
    </style:style>
    <style:style style:name="P69" style:parent-style-name="Normal" style:family="paragraph">
      <style:paragraph-properties fo:text-indent="0.5in"/>
      <style:text-properties style:font-name="Times New Roman" style:font-name-complex="Times New Roman"/>
    </style:style>
    <style:style style:name="P70" style:parent-style-name="Normal" style:family="paragraph">
      <style:paragraph-properties fo:text-indent="0.5in"/>
      <style:text-properties style:font-name="Times New Roman" style:font-name-complex="Times New Roman"/>
    </style:style>
    <style:style style:name="P71" style:parent-style-name="Normal" style:family="paragraph">
      <style:paragraph-properties fo:text-indent="0.5in"/>
      <style:text-properties style:font-name="Times New Roman" style:font-name-complex="Times New Roman"/>
    </style:style>
    <style:style style:name="P72" style:parent-style-name="Normal" style:family="paragraph">
      <style:paragraph-properties fo:text-indent="0.5in"/>
      <style:text-properties style:font-name="Times New Roman" style:font-name-complex="Times New Roman"/>
    </style:style>
    <style:style style:name="P73" style:parent-style-name="Normal" style:family="paragraph">
      <style:paragraph-properties fo:text-indent="0.5in"/>
      <style:text-properties style:font-name="Times New Roman" style:font-name-complex="Times New Roman"/>
    </style:style>
    <style:style style:name="P74" style:parent-style-name="Normal" style:family="paragraph">
      <style:paragraph-properties fo:text-indent="0.5in"/>
      <style:text-properties style:font-name="Times New Roman" style:font-name-complex="Times New Roman"/>
    </style:style>
    <style:style style:name="P75" style:parent-style-name="Normal" style:family="paragraph">
      <style:paragraph-properties fo:text-indent="0.5in"/>
      <style:text-properties style:font-name="Times New Roman" style:font-name-complex="Times New Roman"/>
    </style:style>
    <style:style style:name="P76" style:parent-style-name="Normal" style:family="paragraph">
      <style:paragraph-properties fo:text-indent="0.5in"/>
      <style:text-properties style:font-name="Times New Roman" style:font-name-complex="Times New Roman"/>
    </style:style>
    <style:style style:name="P77" style:parent-style-name="Normal" style:family="paragraph">
      <style:paragraph-properties fo:text-indent="0.5i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style="italic" style:font-style-asian="italic" style:font-style-complex="italic"/>
    </style:style>
    <style:style style:name="T80" style:parent-style-name="DefaultParagraphFont" style:family="text">
      <style:text-properties style:font-name="Times New Roman" style:font-name-complex="Times New Roman"/>
    </style:style>
    <style:style style:name="P81" style:parent-style-name="Normal" style:family="paragraph">
      <style:paragraph-properties fo:text-indent="0.5in"/>
      <style:text-properties style:font-name="Times New Roman" style:font-name-complex="Times New Roman"/>
    </style:style>
    <style:style style:name="P82" style:parent-style-name="Normal" style:family="paragraph">
      <style:paragraph-properties fo:text-indent="0.5in"/>
      <style:text-properties style:font-name="Times New Roman" style:font-name-complex="Times New Roman"/>
    </style:style>
    <style:style style:name="P83" style:parent-style-name="Normal" style:family="paragraph">
      <style:paragraph-properties fo:text-indent="0.5in"/>
      <style:text-properties style:font-name="Times New Roman" style:font-name-complex="Times New Roman"/>
    </style:style>
    <style:style style:name="P84" style:parent-style-name="Normal" style:family="paragraph">
      <style:paragraph-properties fo:text-indent="0.5in"/>
      <style:text-properties style:font-name="Times New Roman" style:font-name-complex="Times New Roman"/>
    </style:style>
    <style:style style:name="P85"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86" style:parent-style-name="Normal" style:family="paragraph">
      <style:paragraph-properties fo:text-indent="0.5in"/>
      <style:text-properties style:font-name="Times New Roman" style:font-name-complex="Times New Roman"/>
    </style:style>
    <style:style style:name="P87" style:parent-style-name="Normal" style:family="paragraph">
      <style:paragraph-properties fo:text-indent="0.5in"/>
      <style:text-properties style:font-name="Times New Roman" style:font-name-complex="Times New Roman"/>
    </style:style>
    <style:style style:name="P88" style:parent-style-name="Normal" style:family="paragraph">
      <style:paragraph-properties fo:text-indent="0.5in"/>
      <style:text-properties style:font-name="Times New Roman" style:font-name-complex="Times New Roman"/>
    </style:style>
    <style:style style:name="P89" style:parent-style-name="Normal" style:family="paragraph">
      <style:paragraph-properties fo:text-indent="0.5in"/>
      <style:text-properties style:font-name="Times New Roman" style:font-name-complex="Times New Roman"/>
    </style:style>
    <style:style style:name="P90" style:parent-style-name="Normal" style:family="paragraph">
      <style:paragraph-properties fo:text-indent="0.5i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fo:font-style="italic" style:font-style-asian="italic" style:font-style-complex="italic"/>
    </style:style>
    <style:style style:name="T94" style:parent-style-name="DefaultParagraphFont" style:family="text">
      <style:text-properties style:font-name="Times New Roman" style:font-name-complex="Times New Roman"/>
    </style:style>
    <style:style style:name="P95" style:parent-style-name="Normal" style:family="paragraph">
      <style:paragraph-properties fo:text-indent="0.5in"/>
      <style:text-properties style:font-name="Times New Roman" style:font-name-complex="Times New Roman"/>
    </style:style>
    <style:style style:name="P96" style:parent-style-name="Normal" style:family="paragraph">
      <style:paragraph-properties fo:text-indent="0.5in"/>
      <style:text-properties style:font-name="Times New Roman" style:font-name-complex="Times New Roman"/>
    </style:style>
    <style:style style:name="P97" style:parent-style-name="Normal" style:family="paragraph">
      <style:paragraph-properties fo:text-indent="0.5in"/>
      <style:text-properties style:font-name="Times New Roman" style:font-name-complex="Times New Roman"/>
    </style:style>
    <style:style style:name="P98" style:parent-style-name="Normal" style:family="paragraph">
      <style:paragraph-properties fo:text-indent="0.5in"/>
      <style:text-properties style:font-name="Times New Roman" style:font-name-complex="Times New Roman"/>
    </style:style>
    <style:style style:name="P99" style:parent-style-name="Normal" style:family="paragraph">
      <style:paragraph-properties fo:text-indent="0.5in"/>
      <style:text-properties style:font-name="Times New Roman" style:font-name-complex="Times New Roman"/>
    </style:style>
    <style:style style:name="P100" style:parent-style-name="Normal" style:family="paragraph">
      <style:paragraph-properties fo:text-indent="0.5in"/>
      <style:text-properties style:font-name="Times New Roman" style:font-name-complex="Times New Roman"/>
    </style:style>
    <style:style style:name="P101" style:parent-style-name="Normal" style:family="paragraph">
      <style:paragraph-properties fo:text-indent="0.5in"/>
      <style:text-properties style:font-name="Times New Roman" style:font-name-complex="Times New Roman"/>
    </style:style>
    <style:style style:name="P102" style:parent-style-name="Normal" style:family="paragraph">
      <style:paragraph-properties fo:break-before="page"/>
      <style:text-properties style:font-name="Times New Roman" style:font-name-complex="Times New Roman"/>
    </style:style>
    <style:style style:name="P103" style:parent-style-name="Heading1" style:family="paragraph">
      <style:paragraph-properties fo:text-align="center"/>
      <style:text-properties style:font-name="Times New Roman" style:font-name-complex="Times New Roman" fo:font-weight="bold" style:font-weight-asian="bold" style:font-weight-complex="bold" fo:color="#000000"/>
    </style:style>
    <style:style style:name="P104" style:parent-style-name="Normal" style:family="paragraph">
      <style:paragraph-properties fo:text-align="center" fo:text-indent="0.5in"/>
      <style:text-properties style:font-name="Times New Roman" style:font-name-complex="Times New Roman" fo:font-style="italic" style:font-style-asian="italic" style:font-style-complex="italic"/>
    </style:style>
    <style:style style:name="P105" style:parent-style-name="Normal" style:family="paragraph">
      <style:paragraph-properties fo:text-indent="0.5in"/>
      <style:text-properties style:font-name="Times New Roman" style:font-name-complex="Times New Roman"/>
    </style:style>
    <style:style style:name="P106" style:parent-style-name="Normal" style:family="paragraph">
      <style:paragraph-properties fo:text-indent="0.5in"/>
      <style:text-properties style:font-name="Times New Roman" style:font-name-complex="Times New Roman"/>
    </style:style>
    <style:style style:name="P107" style:parent-style-name="Normal" style:family="paragraph">
      <style:paragraph-properties fo:text-indent="0.5in"/>
      <style:text-properties style:font-name="Times New Roman" style:font-name-complex="Times New Roman"/>
    </style:style>
    <style:style style:name="P108" style:parent-style-name="Normal" style:family="paragraph">
      <style:paragraph-properties fo:text-indent="0.5in"/>
      <style:text-properties style:font-name="Times New Roman" style:font-name-complex="Times New Roman"/>
    </style:style>
    <style:style style:name="P109" style:parent-style-name="Normal" style:family="paragraph">
      <style:paragraph-properties fo:text-indent="0.5in"/>
      <style:text-properties style:font-name="Times New Roman" style:font-name-complex="Times New Roman"/>
    </style:style>
    <style:style style:name="P110" style:parent-style-name="Normal" style:family="paragraph">
      <style:paragraph-properties fo:text-indent="0.5in"/>
      <style:text-properties style:font-name="Times New Roman" style:font-name-complex="Times New Roman"/>
    </style:style>
    <style:style style:name="P111" style:parent-style-name="Normal" style:family="paragraph">
      <style:paragraph-properties fo:text-indent="0.5in"/>
      <style:text-properties style:font-name="Times New Roman" style:font-name-complex="Times New Roman"/>
    </style:style>
    <style:style style:name="P112" style:parent-style-name="Normal" style:family="paragraph">
      <style:paragraph-properties fo:text-indent="0.5in"/>
      <style:text-properties style:font-name="Times New Roman" style:font-name-complex="Times New Roman"/>
    </style:style>
    <style:style style:name="P113" style:parent-style-name="Normal" style:family="paragraph">
      <style:paragraph-properties fo:text-indent="0.5in"/>
      <style:text-properties style:font-name="Times New Roman" style:font-name-complex="Times New Roman"/>
    </style:style>
    <style:style style:name="P114" style:parent-style-name="Normal" style:family="paragraph">
      <style:paragraph-properties fo:text-indent="0.5in"/>
      <style:text-properties style:font-name="Times New Roman" style:font-name-complex="Times New Roman"/>
    </style:style>
    <style:style style:name="P115" style:parent-style-name="Normal" style:family="paragraph">
      <style:paragraph-properties fo:text-indent="0.5in"/>
      <style:text-properties style:font-name="Times New Roman" style:font-name-complex="Times New Roman"/>
    </style:style>
    <style:style style:name="P116" style:parent-style-name="Normal" style:family="paragraph">
      <style:paragraph-properties fo:text-indent="0.5in"/>
      <style:text-properties style:font-name="Times New Roman" style:font-name-complex="Times New Roman"/>
    </style:style>
    <style:style style:name="P117" style:parent-style-name="Normal" style:family="paragraph">
      <style:paragraph-properties fo:text-indent="0.5in"/>
      <style:text-properties style:font-name="Times New Roman" style:font-name-complex="Times New Roman"/>
    </style:style>
    <style:style style:name="P118" style:parent-style-name="Normal" style:family="paragraph">
      <style:paragraph-properties fo:text-indent="0.5in"/>
      <style:text-properties style:font-name="Times New Roman" style:font-name-complex="Times New Roman"/>
    </style:style>
    <style:style style:name="P119" style:parent-style-name="Normal" style:family="paragraph">
      <style:paragraph-properties fo:text-indent="0.5in"/>
      <style:text-properties style:font-name="Times New Roman" style:font-name-complex="Times New Roman"/>
    </style:style>
    <style:style style:name="P120" style:parent-style-name="Normal" style:family="paragraph">
      <style:paragraph-properties fo:text-indent="0.5in"/>
      <style:text-properties style:font-name="Times New Roman" style:font-name-complex="Times New Roman"/>
    </style:style>
    <style:style style:name="P121" style:parent-style-name="Normal" style:family="paragraph">
      <style:paragraph-properties fo:text-indent="0.5in"/>
      <style:text-properties style:font-name="Times New Roman" style:font-name-complex="Times New Roman"/>
    </style:style>
    <style:style style:name="P122" style:parent-style-name="Normal" style:family="paragraph">
      <style:paragraph-properties fo:text-indent="0.5in"/>
      <style:text-properties style:font-name="Times New Roman" style:font-name-complex="Times New Roman"/>
    </style:style>
    <style:style style:name="P123" style:parent-style-name="Normal" style:family="paragraph">
      <style:paragraph-properties fo:text-indent="0.5in"/>
      <style:text-properties style:font-name="Times New Roman" style:font-name-complex="Times New Roman"/>
    </style:style>
    <style:style style:name="P124" style:parent-style-name="Normal" style:family="paragraph">
      <style:paragraph-properties fo:text-indent="0.5in"/>
      <style:text-properties style:font-name="Times New Roman" style:font-name-complex="Times New Roman"/>
    </style:style>
    <style:style style:name="P125" style:parent-style-name="Normal" style:family="paragraph">
      <style:paragraph-properties fo:text-indent="0.5in"/>
      <style:text-properties style:font-name="Times New Roman" style:font-name-complex="Times New Roman"/>
    </style:style>
    <style:style style:name="P126" style:parent-style-name="Normal" style:family="paragraph">
      <style:paragraph-properties fo:text-indent="0.5in"/>
      <style:text-properties style:font-name="Times New Roman" style:font-name-complex="Times New Roman"/>
    </style:style>
    <style:style style:name="P127" style:parent-style-name="Normal" style:family="paragraph">
      <style:paragraph-properties fo:text-indent="0.5in"/>
      <style:text-properties style:font-name="Times New Roman" style:font-name-complex="Times New Roman"/>
    </style:style>
    <style:style style:name="P128" style:parent-style-name="Normal" style:family="paragraph">
      <style:paragraph-properties fo:text-indent="0.5in"/>
      <style:text-properties style:font-name="Times New Roman" style:font-name-complex="Times New Roman"/>
    </style:style>
    <style:style style:name="P129" style:parent-style-name="Normal" style:family="paragraph">
      <style:paragraph-properties fo:text-indent="0.5in"/>
      <style:text-properties style:font-name="Times New Roman" style:font-name-complex="Times New Roman"/>
    </style:style>
    <style:style style:name="P130" style:parent-style-name="Normal" style:family="paragraph">
      <style:paragraph-properties fo:text-indent="0.5in"/>
      <style:text-properties style:font-name="Times New Roman" style:font-name-complex="Times New Roman"/>
    </style:style>
    <style:style style:name="P131" style:parent-style-name="Normal" style:family="paragraph">
      <style:paragraph-properties fo:text-indent="0.5in"/>
      <style:text-properties style:font-name="Times New Roman" style:font-name-complex="Times New Roman"/>
    </style:style>
    <style:style style:name="P132" style:parent-style-name="Normal" style:family="paragraph">
      <style:paragraph-properties fo:text-indent="0.5in"/>
      <style:text-properties style:font-name="Times New Roman" style:font-name-complex="Times New Roman"/>
    </style:style>
    <style:style style:name="P133" style:parent-style-name="Normal" style:family="paragraph">
      <style:paragraph-properties fo:text-indent="0.5in"/>
      <style:text-properties style:font-name="Times New Roman" style:font-name-complex="Times New Roman"/>
    </style:style>
    <style:style style:name="P134" style:parent-style-name="Normal" style:family="paragraph">
      <style:paragraph-properties fo:text-indent="0.5in"/>
      <style:text-properties style:font-name="Times New Roman" style:font-name-complex="Times New Roman"/>
    </style:style>
    <style:style style:name="P135"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136" style:parent-style-name="Normal" style:family="paragraph">
      <style:paragraph-properties fo:text-indent="0.5in"/>
      <style:text-properties style:font-name="Times New Roman" style:font-name-complex="Times New Roman"/>
    </style:style>
    <style:style style:name="P137"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138" style:parent-style-name="Normal" style:family="paragraph">
      <style:paragraph-properties fo:text-indent="0.5in"/>
      <style:text-properties style:font-name="Times New Roman" style:font-name-complex="Times New Roman"/>
    </style:style>
    <style:style style:name="P139"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140" style:parent-style-name="Normal" style:family="paragraph">
      <style:paragraph-properties fo:text-indent="0.5in"/>
      <style:text-properties style:font-name="Times New Roman" style:font-name-complex="Times New Roman"/>
    </style:style>
    <style:style style:name="P141" style:parent-style-name="Normal" style:family="paragraph">
      <style:paragraph-properties fo:text-indent="0.5in"/>
      <style:text-properties style:font-name="Times New Roman" style:font-name-complex="Times New Roman" fo:font-style="italic" style:font-style-asian="italic" style:font-style-complex="italic"/>
    </style:style>
    <style:style style:name="P142" style:parent-style-name="Normal" style:family="paragraph">
      <style:paragraph-properties fo:text-indent="0.5in"/>
      <style:text-properties style:font-name="Times New Roman" style:font-name-complex="Times New Roman"/>
    </style:style>
    <style:style style:name="P143" style:parent-style-name="Normal" style:family="paragraph">
      <style:paragraph-properties fo:text-indent="0.5in"/>
      <style:text-properties style:font-name="Times New Roman" style:font-name-complex="Times New Roman"/>
    </style:style>
    <style:style style:name="P144" style:parent-style-name="Normal" style:family="paragraph">
      <style:paragraph-properties fo:text-indent="0.5in"/>
      <style:text-properties style:font-name="Times New Roman" style:font-name-complex="Times New Roman"/>
    </style:style>
    <style:style style:name="P145" style:parent-style-name="Normal" style:family="paragraph">
      <style:paragraph-properties fo:text-indent="0.5in"/>
      <style:text-properties style:font-name="Times New Roman" style:font-name-complex="Times New Roman"/>
    </style:style>
    <style:style style:name="P146" style:parent-style-name="Normal" style:family="paragraph">
      <style:paragraph-properties fo:text-indent="0.5in"/>
      <style:text-properties style:font-name="Times New Roman" style:font-name-complex="Times New Roman"/>
    </style:style>
    <style:style style:name="P147" style:parent-style-name="Normal" style:family="paragraph">
      <style:paragraph-properties fo:text-indent="0.5in"/>
      <style:text-properties style:font-name="Times New Roman" style:font-name-complex="Times New Roman"/>
    </style:style>
    <style:style style:name="P148" style:parent-style-name="Normal" style:family="paragraph">
      <style:paragraph-properties fo:text-indent="0.5in"/>
      <style:text-properties style:font-name="Times New Roman" style:font-name-complex="Times New Roman"/>
    </style:style>
    <style:style style:name="P149" style:parent-style-name="Normal" style:family="paragraph">
      <style:paragraph-properties fo:text-indent="0.5in"/>
      <style:text-properties style:font-name="Times New Roman" style:font-name-complex="Times New Roman"/>
    </style:style>
    <style:style style:name="P150" style:parent-style-name="Normal" style:family="paragraph">
      <style:paragraph-properties fo:text-indent="0.5in"/>
      <style:text-properties style:font-name="Times New Roman" style:font-name-complex="Times New Roman"/>
    </style:style>
    <style:style style:name="P151" style:parent-style-name="Normal" style:family="paragraph">
      <style:paragraph-properties fo:text-indent="0.5in"/>
      <style:text-properties style:font-name="Times New Roman" style:font-name-complex="Times New Roman"/>
    </style:style>
    <style:style style:name="P152" style:parent-style-name="Normal" style:family="paragraph">
      <style:paragraph-properties fo:text-indent="0.5in"/>
      <style:text-properties style:font-name="Times New Roman" style:font-name-complex="Times New Roman"/>
    </style:style>
    <style:style style:name="P153" style:parent-style-name="Normal" style:family="paragraph">
      <style:paragraph-properties fo:text-indent="0.5in"/>
      <style:text-properties style:font-name="Times New Roman" style:font-name-complex="Times New Roman"/>
    </style:style>
    <style:style style:name="P154" style:parent-style-name="Normal" style:family="paragraph">
      <style:paragraph-properties fo:text-indent="0.5in"/>
      <style:text-properties style:font-name="Times New Roman" style:font-name-complex="Times New Roman"/>
    </style:style>
    <style:style style:name="P155" style:parent-style-name="Normal" style:family="paragraph">
      <style:paragraph-properties fo:text-indent="0.5in"/>
      <style:text-properties style:font-name="Times New Roman" style:font-name-complex="Times New Roman"/>
    </style:style>
    <style:style style:name="P156" style:parent-style-name="Normal" style:family="paragraph">
      <style:paragraph-properties fo:text-indent="0.5in"/>
      <style:text-properties style:font-name="Times New Roman" style:font-name-complex="Times New Roman"/>
    </style:style>
    <style:style style:name="P157" style:parent-style-name="Normal" style:family="paragraph">
      <style:paragraph-properties fo:text-indent="0.5in"/>
      <style:text-properties style:font-name="Times New Roman" style:font-name-complex="Times New Roman"/>
    </style:style>
    <style:style style:name="P158" style:parent-style-name="Normal" style:family="paragraph">
      <style:paragraph-properties fo:text-indent="0.5in"/>
      <style:text-properties style:font-name="Times New Roman" style:font-name-complex="Times New Roman"/>
    </style:style>
    <style:style style:name="P159" style:parent-style-name="Normal" style:family="paragraph">
      <style:paragraph-properties fo:text-indent="0.5in"/>
      <style:text-properties style:font-name="Times New Roman" style:font-name-complex="Times New Roman"/>
    </style:style>
    <style:style style:name="P160" style:parent-style-name="Normal" style:family="paragraph">
      <style:paragraph-properties fo:text-indent="0.5in"/>
      <style:text-properties style:font-name="Times New Roman" style:font-name-complex="Times New Roman"/>
    </style:style>
  </office:automatic-styles>
  <office:body>
    <office:text text:use-soft-page-breaks="true">
      <text:p text:style-name="P1"/>
      <text:h text:style-name="P2" text:outline-level="1">Chapter One</text:h>
      <text:p text:style-name="P3">Alex</text:p>
      <text:p text:style-name="P4"/>
      <text:p text:style-name="P5">Three more minutes.</text:p>
      <text:p text:style-name="P6">I step out of the car, barely glancing at my assistant, Zoe, as she hurries after me, rattling off things from her iPad. Despite not having a wink of sleep all night, my mind is sharper than ever.<text:s/></text:p>
      <text:p text:style-name="P7">Today’s a big day. And<text:s/>definitely<text:s/>not the day to get to my office a second late.<text:s/></text:p>
      <text:p text:style-name="P8">The<text:s/>office<text:s/>building is a frowning giant of glass, steel and concrete<text:s/>in<text:s/>Downtown Redwood city. It towers over the buildings around, lights bouncing off the glass, the steel arching skywards.<text:s/>The building exudes what Cole Technologies stands for: innovation. Superiority. Excellence.</text:p>
      <text:p text:style-name="P9"><text:s/>A smile tugs at my lips as I look up. It’s part of my daily ritual;<text:s/>looking at what I’ve built<text:s/>always gives me a much-needed confidence boost. And I need all the confidence I can get today.</text:p>
      <text:p text:style-name="P10">I glance at my Rolex. Two and a half more minutes.<text:s/></text:p>
      <text:p text:style-name="P11">“…meeting with<text:s/>the marketing<text:s/>team<text:s/>by 4.30pm–”</text:p>
      <text:p text:style-name="P12">I stop in my tracks and turn to her. “4.30?”</text:p>
      <text:p text:style-name="P13">Zoe frowns, adjusting her glasses. She glances at her iPad, and back up.<text:s/></text:p>
      <text:p text:style-name="P14">“Yes…Yes sir.”</text:p>
      <text:p text:style-name="P15"><text:span text:style-name="T16">“I told you to</text:span><text:span text:style-name="T17"><text:s/></text:span><text:span text:style-name="T18">schedule<text:s/></text:span><text:span text:style-name="T19">the<text:s/></text:span><text:span text:style-name="T20">appointments for 4.</text:span><text:span text:style-name="T21">15</text:span><text:span text:style-name="T22">pm</text:span><text:span text:style-name="T23">.<text:s/></text:span><text:span text:style-name="T24">Every minute counts, Zoe</text:span><text:span text:style-name="T25">.”</text:span></text:p>
      <text:p text:style-name="P26">Her mouth moves, but it takes a second for words to spill out.<text:s/></text:p>
      <text:p text:style-name="P27">“I thought, since your<text:s/>three-hour long meeting<text:s/>will end by 4.10, you might need a little break –”</text:p>
      <text:p text:style-name="P28">“I don’t need breaks. Move it up.”</text:p>
      <text:p text:style-name="P29">I head into the lobby.<text:s/>It’s<text:s/>done completely in white, with bits of<text:s/>cobalt<text:s/>and grey<text:s/>scattered all over the place.<text:s/>The company’s insignia, CT, is revolves on a giant screen placed high above the lobby.<text:s/>This is my third favorite place in the whole building. Each time I step in, I’m reminded of how far I’ve come from a boy in a small town with big dreams and little idea of how to achieve them.<text:s/>I’ve come a long way from<text:s/>Half-Moon Bay.<text:s/></text:p>
      <text:p text:style-name="P30">As expected, the building is mostly empty. It’s two hours before office hours.<text:s/>The elevator doors slide open.</text:p>
      <text:p text:style-name="P31">“…might have to cancel –”</text:p>
      <text:p text:style-name="P32">I whip my head around to look at Zoe. “What?”</text:p>
      <text:p text:style-name="P33">“Um, he says he might have to cancel your appointment for the thirteenth.”</text:p>
      <text:p text:style-name="P34">I grit my teeth. It’s taken me months to find a suitable time to meet with the<text:s/>founder of Zych Co, and now he’s canceling on me two weeks to the day?</text:p>
      <text:p text:style-name="P35">Not on my watch.</text:p>
      <text:p text:style-name="P36">“Have you responded to his email?”<text:s/></text:p>
      <text:p text:style-name="P37">“No sir.”</text:p>
      <text:p text:style-name="P38">“Tell<text:s/>him I unfortunately won’t be able to meet him again for at least a year if the meeting gets cancelled.”</text:p>
      <text:p text:style-name="P39">The elevator doors open.<text:s/>If Zych thinks he can play that card – the one that<text:s/>older company founders seem to enjoy waving around – I’ll show him that<text:s/>I can play a better card: relevance.<text:s/>If he’s not going to honor the date, he can bounce. I didn’t come this far by kissing anyone’s ass.<text:s/>The meeting is supposed to be a start of what could potentially be<text:s/>a very beneficial joint venture,<text:s/>but if he thinks his company has no use for that, I won’t try to change his mind.</text:p>
      <text:p text:style-name="P40">Zoe continues talking, but I tune her out, staring at my reflection in the walls, unseeing.<text:s/>I take in deep breaths. Today marks a huge step forward toward making my company a global name. It’s been my dream since I founded Cole Technologies, and the day<text:s/>to unveil my plans is<text:s/>finally here. My stomach twists into<text:s/>knots. I suck in a breath, tilting my chin and adjusting my tie.<text:s/></text:p>
      <text:p text:style-name="P41">You can do this, Alex.<text:s/></text:p>
      <text:p text:style-name="P42">“Are you nervous, sir?”</text:p>
      <text:p text:style-name="P43">I blink and whip my head around to face Zoe. She has a hesitant smile on her face.</text:p>
      <text:p text:style-name="P44">“What?”</text:p>
      <text:p text:style-name="P45">“I know this is a big day for the company.<text:s/>There’s something my dad – he’s a psychiatrist – taught me to use whenever I’m nervous –”</text:p>
      <text:p text:style-name="P46"><text:span text:style-name="T47">“I’m not nervous</text:span><text:span text:style-name="T48">,” I snap, gritting<text:s/></text:span><text:span text:style-name="T49">my teeth.<text:s/></text:span><text:span text:style-name="T50">If my new assistant can assume I’m nervous, I’m</text:span><text:span text:style-name="T51"><text:s/>definitely</text:span><text:span text:style-name="T52"><text:s/>doing<text:s/></text:span><text:span text:style-name="T53">something</text:span><text:span text:style-name="T54"><text:s/>wrong. I didn’t come this far in record time by being<text:s/></text:span><text:span text:style-name="T55">nervous<text:s/></text:span><text:span text:style-name="T56">during important moments or needing calming tips from assistants.<text:s/></text:span></text:p>
      <text:p text:style-name="P57">The doors open and I step out.<text:s/>My COO, Roger Davidson, is waiting, hands clasped. He smiles when he sees me; it doesn’t reach his eyes.<text:s/></text:p>
      <text:p text:style-name="P58">“I wanted to catch you before you entered your office,” he says, falling into step beside me. “So I decided to get here before 7.00 am.”<text:s/>He looks proud of himself for coming in two hours earlier.<text:s/></text:p>
      <text:p text:style-name="P59">“What do you want, Roger?”<text:s/></text:p>
      <text:p text:style-name="P60">I enter my office.<text:s/>The<text:s/>walls are painted in charcoal grey. Black couches are situated in a corner – they’re almost never in use, since I spend all day<text:s/>behind my desk.<text:s/>The only other color in the office comes from the green cactus in the corner.<text:s/>I make a beeline for my chair, taking a cursory glance through the floor-to-ceiling glass window behind it.<text:s/>I turn on my laptop.</text:p>
      <text:p text:style-name="P61">Placing a hand below my chin, I scroll through the presentation. Never mind that I spent all night going through it. We’ve never had a conference meeting this large.<text:s/>It’s been in the works for years; everything has to be perfect.<text:s/></text:p>
      <text:p text:style-name="P62">“I’ve reviewed the<text:s/>presentation,” Roger says, taking a seat across from me. “I believe our global expansion strategy is well-detailed, but I’m concerned about how it’s presented.<text:s/>We need to ensure that our strategy aligns with long-term growth goals, and that we’re not just expanding for the sake of it.”<text:s/></text:p>
      <text:p text:style-name="P63">I stop scrolling.</text:p>
      <text:p text:style-name="P64">“What are you talking about?”</text:p>
      <text:p text:style-name="P65">Roger clears his throat. “Isn’t it…a bit too ambitious?”</text:p>
      <text:p text:style-name="P66">I look up. Roger’s expression smoothens to one of neutrality. He’s in his mid-forties, with an excellent track record,<text:s/>which was why I easily won him from a rival tech company, although he’d worked there for a decade.<text:s/>It’s strange to hear that my COO thinks my goals are ambitious, after working here for three years.</text:p>
      <text:p text:style-name="P67">I raise a brow.<text:s/>“Too ambitious?”</text:p>
      <text:p text:style-name="P68">He shifts forward, placing a hand on the chair’s grip. His posture might look relaxed to an untrained eye, but I don’t miss the tension in his fingers.</text:p>
      <text:p text:style-name="P69">“The other executives and I were discussing –”</text:p>
      <text:p text:style-name="P70">“So this is a joint<text:s/>impression, then?”</text:p>
      <text:p text:style-name="P71">My voice is low. Roger must’ve sensed the tone, because he winces and shifts in his seat.</text:p>
      <text:p text:style-name="P72">“Sir, you’ve achieved enviable results in a short time frame. We doubled our profits in less than seven months.<text:s/>I just think it might be better to<text:s/>–”</text:p>
      <text:p text:style-name="P73">“Play small? Set a tiny goal and throw a party when we achieve mediocre results?” I lean forward, looking him in the eye. “I didn’t come this far by being reasonable or playing safe, Roger, and frankly, I’m disappointed that I’m surrounded by small-minded men like you.”</text:p>
      <text:p text:style-name="P74">A muscle ticks in his jaw.<text:s/></text:p>
      <text:p text:style-name="P75">“I don’t mean to doubt you, sir. I just wanted<text:s/>to present my – our – concern to you.”</text:p>
      <text:p text:style-name="P76">I lean back, studying him. He looks away, then back at my face.<text:s/></text:p>
      <text:p text:style-name="P77"><text:span text:style-name="T78">“And you decided to present your<text:s/></text:span><text:span text:style-name="T79">concern<text:s/></text:span><text:span text:style-name="T80">on the d-day?”</text:span></text:p>
      <text:p text:style-name="P81">Roger clears his throat. “Well,<text:s/>the others were…hesitant to raise their concerns during our last meeting.”</text:p>
      <text:p text:style-name="P82">“So you decided to step up. That’s brave.”</text:p>
      <text:p text:style-name="P83">Roger’s brows furrow.<text:s/>“I didn’t know you invited the press until yesterday. When I heard that, I realized it was of utmost importance to tell you.”</text:p>
      <text:p text:style-name="P84">My jaw hurts from clenching it so hard. Is he implying that I’ll make a fool of myself publicly by presenting my<text:s/>strategy at the conference?<text:s/>Does he doubt me that much?</text:p>
      <text:p text:style-name="P85">Maybe you’re reaching too high.</text:p>
      <text:p text:style-name="P86">I grit my teeth. That maddening voice again. I thought<text:s/>I squashed it, since I haven’t heard it in a while. Yet here it is,<text:s/>planting doubts when I’m only hours away from my publicized move.<text:s/>That annoying doubting voice won’t have returned if not for Roger.</text:p>
      <text:p text:style-name="P87">I glare at him.<text:s/>“Nothing changes.<text:s/>Either get with the program, or get out.”</text:p>
      <text:p text:style-name="P88">His throat moves. He’s silent for a long minute, his eyes on the table. I keep my gaze on him. If the executives – people that are supposed to be visionaries for my company – agree with him, what does that say about the future growth of my company?<text:s/>Am I surrounded by small-minded fools?<text:s/></text:p>
      <text:p text:style-name="P89">“Yes, sir.” He gets up.<text:s/>When he reaches the door, I say,</text:p>
      <text:p text:style-name="P90"><text:span text:style-name="T91">“</text:span><text:span text:style-name="T92">My plans are solid because I know what I – what<text:s/></text:span><text:span text:style-name="T93">my</text:span><text:span text:style-name="T94"><text:s/>company – can achieve. Don’t ever doubt me again.”</text:span></text:p>
      <text:p text:style-name="P95">Roger nods. The door closes after him.<text:s/></text:p>
      <text:p text:style-name="P96">I get up, exhaling through pursed lips. The knot in my belly is wounding tighter and tighter. I could barely push down a gulp of coffee this morning.<text:s/>It’s almost impossible for me to stomach anything before important meetings. I grab<text:s/>the armrests, bending my head, and forcing air through my lungs.<text:s/></text:p>
      <text:p text:style-name="P97">My employees doubt me.</text:p>
      <text:p text:style-name="P98">The thought makes my pride sting. I grit my teeth, straightening. I’ve poured blood and sweat into my company for years, and my executives still doubt me.<text:s/></text:p>
      <text:p text:style-name="P99">I stand in front of the window, legs spread apart, arms crossed as I look out into the bustling streets below. My<text:s/>executives<text:s/>may be small-minded people who let fear control them, but I’m not. I’ll show them that my strategy can and will work. They’ll see.</text:p>
      <text:p text:style-name="P100">And when I succeed, none of them will ever doubt me again.</text:p>
      <text:p text:style-name="P101">Not even the small annoying voice in my head.</text:p>
      <text:p text:style-name="P102"/>
      <text:h text:style-name="P103" text:outline-level="1">Chapter Two</text:h>
      <text:p text:style-name="P104">Calista</text:p>
      <text:p text:style-name="P105"/>
      <text:p text:style-name="P106">I’ll<text:s/>do anything for a mute button so there’s not a sound while I get this shit done.<text:s/></text:p>
      <text:p text:style-name="P107">I grimace as I type, shutting out the sounds of Lucy’s loud laugh. I can imagine her<text:s/>leaning over<text:s/>into<text:s/>David’s cubicle<text:s/>partition, gossiping about whatever goes on in the office. The murmur of conversation and the occasional laughs grate on my nerves. This is an editorial company for<text:s/>God’s sake. Don’t they understand the value of concentration?<text:s/></text:p>
      <text:p text:style-name="P108">I type away furiously on the keyboard, gritting my teeth as I struggle to block out the noise. It takes everything in me to not get up and yell “shut the fuck up!” to everyone. They already accuse me of being uptight; no need to add ‘rude’ to my reputation.</text:p>
      <text:p text:style-name="P109">I take a deep breath, pausing for a few seconds.<text:s/>In a couple of hours, I’ll be done with this article.<text:s/>My fingers itch to scroll back up and read the article, but I force down the urge. I’ve fallen for that itch way too many times, only to end up in a rabbit hole of obsessing over words and sentences and invisible errors.<text:s/></text:p>
      <text:p text:style-name="P110">“Write first, edit later,”<text:s/>I mutter under my breath.<text:s/>“Get your head in the –”</text:p>
      <text:p text:style-name="P111">My intercom buzzes.<text:s/></text:p>
      <text:p text:style-name="P112">“My office. Now,” my boss, Stan Levine says.<text:s/></text:p>
      <text:p text:style-name="P113">I stifle a groan, glancing at the wordcount. I already mapped out my writing target for the day. Whatever Stan wants, can’t it wait? It’ll take me a minute to get back into the groove after this interruption. And I absolutely hate interruptions.</text:p>
      <text:p text:style-name="P114">Heaving a sigh, I leave my desk and head to his office. As expected, Lucy’s talking to David. She smiles at me, pointing at my blouse.</text:p>
      <text:p text:style-name="P115">“That’s a pretty top. Everything just looks so good on you.”</text:p>
      <text:p text:style-name="P116">I<text:s/>force<text:s/>a smile.<text:s/>Somehow, Lucy’s comments are always about my tops.<text:s/>Last week,<text:s/>while I was washing my hands in the bathroom, she complimented my<text:s/>top<text:s/>and made a point of looking down at her chest and sighing.</text:p>
      <text:p text:style-name="P117">“Clothes would look better on me if I had your boobs.”</text:p>
      <text:p text:style-name="P118">I was stunned speechless.<text:s/>My body has gotten more than a fair share of<text:s/>strange comments<text:s/>over the years, but it always shocks me to hear those comments sometimes. Don’t people keep anything to themselves anymore?</text:p>
      <text:p text:style-name="P119">Getting to Stan’s office, I knock and enter. He<text:s/>swivels<text:s/>around<text:s/>in his chair. He’s a balding man in his fifties, with a stout figure and small sharp eyes.<text:s/>Stan worked his way up from a teen selling newspapers on the streets to the Editor-in-Chief of<text:s/>the publishing company producing a prestigious magazine<text:s/>in Redwood City. I’ll never forget that story even if I live for a thousand years; he never hesitates to remind us of his grass-to-grace story.</text:p>
      <text:p text:style-name="P120">“How’s the article coming along?”</text:p>
      <text:p text:style-name="P121">I swallow down my frustration. Giving updates to the boss is part of the<text:s/>job but<text:s/>getting interrupted while doing the job just to give updates is…very annoying.</text:p>
      <text:p text:style-name="P122">I grab the headrest of the chair. No need to lengthen this meeting longer than I should by sitting down.</text:p>
      <text:p text:style-name="P123">“I’m on track.”</text:p>
      <text:p text:style-name="P124">He leans forward, clasping his hands on the desk. His office is a stark contrast to my cubicle.<text:s/>It’s a mess, for one. Papers and files are strewn everywhere. His books are arranged in a very disorderly manner on his bookshelf. Looking at the shelf makes me die a little inside. For a man who built his career on words, he doesn’t have enough regard for books. Or at least, for the care of books.</text:p>
      <text:p text:style-name="P125">“I don’t think I have to tell you how delicate this is. It’s high-stakes, Calista, which is why I entrusted you with it.<text:s/>It will cause a<text:s/>lot of drama.” He grins, his too-white teeth almost blinding me.<text:s/>“I can’t wait for the chaos.”</text:p>
      <text:p text:style-name="P126">I can’t find it in me to smile. When I agreed to work on the article, I was motivated by the need to uncover the truth, as I always am. Yes, it might cause some controversy, and maybe<text:s/>put me in the public light, but that’s not my concern. Seeing how my boss seems to care more about the publicity that the controversy will bring is unsettling, to say the least.</text:p>
      <text:p text:style-name="P127">“Think about it. When this article is published – and I trust you’ll do a great job – it’ll….”</text:p>
      <text:p text:style-name="P128">I tune him out, nodding and smiling at the appropriate times. Can he just stop so I can get back to work? Stan swivels around in his chair, giggling and rubbing his palms together.<text:s/>The excitement<text:s/>on his face is almost nauseating.</text:p>
      <text:p text:style-name="P129">“– Alex Cole won’t know what hit him.”</text:p>
      <text:p text:style-name="P130">I’m almost tempted to ask what Stan has against<text:s/>the founder of Cole Technologies, if he has a personal vendetta, but I’d rather chew glass than be forced to endure another one of his stories. Once Stan starts, it’ll take a hurricane to get him to stop.</text:p>
      <text:p text:style-name="P131">Nope. He’ll probably talk through that too.</text:p>
      <text:p text:style-name="P132">His phone rings. He glances at it and smiles.</text:p>
      <text:p text:style-name="P133">“Get back to work. I need this published by Friday,” he says, waving me off and turning his chair away.<text:s/>“Don’t let me down.”</text:p>
      <text:p text:style-name="P134">I<text:s/>gulp. I hate those words.<text:s/></text:p>
      <text:p text:style-name="P135">Don’t let me down.</text:p>
      <text:p text:style-name="P136">The words echo in my head as I leave the office.<text:s/>I’ve worked on a bunch of articles, but this is the most<text:s/>high-stakes one.<text:s/>I only started working on tech articles<text:s/>a year<text:s/>ago,<text:s/>but Stan chose to assign this very important article to me. Why me? Why not anyone else? David has been a tech journalist far longer than I have; why didn’t Stan ask him?</text:p>
      <text:p text:style-name="P137">What if I mess it up?</text:p>
      <text:p text:style-name="P138">My stomach starts hurting. I clench and unclench my hands, hurrying to my desk. I’ll have to go through every word of my article again, just to be sure that it’ll be good enough. What if it’s a mess? What if I present it to Stan and he’s disappointed?</text:p>
      <text:p text:style-name="P139">“I can’t wait for the chaos.”</text:p>
      <text:p text:style-name="P140">I stop in my tracks.<text:s/>If the article performs as well as Stan hopes, it’ll blow back on me. I’ll get more attention that I’m used to. Some people will be irate.<text:s/>And then what happens? They’ll start critiquing my knowledge, skill, or –<text:s/></text:p>
      <text:p text:style-name="P141">Don’t.<text:s/></text:p>
      <text:p text:style-name="P142">I force in air into my lungs, shaking off the thoughts.<text:s/>Just as I reach my cubicle, someone taps my shoulder. I turn around<text:s/>to see Sam, a tall fiery<text:s/>redhead<text:s/>with green eyes, and the only person I actually like here.<text:s/>She practically adopted me from the moment I started working here. She just decided we’d be<text:s/>friends,<text:s/>and I went along with it because I liked her.</text:p>
      <text:p text:style-name="P143">“Time for lunch.”</text:p>
      <text:p text:style-name="P144">I take<text:s/>my<text:s/>seat. “No time. I need to get ahead on this.”</text:p>
      <text:p text:style-name="P145">Sam sighs. “Here we go again. The deadline craze. Though yours is always premature. Most normal people act like this close to their deadline, not when they’re still ages away.”</text:p>
      <text:p text:style-name="P146">I look up. “I only have four days!”</text:p>
      <text:p text:style-name="P147">Sam shrugs. “Exactly. Four days.” She raises up four fingers. “F-O-U-R. That’s a lot.”</text:p>
      <text:p text:style-name="P148">I shake my head and return to my outline.<text:s/>“Not all of us get fired up and<text:s/>triple our productivity a night before publication, Sam.”</text:p>
      <text:p text:style-name="P149">“Yeah, yeah.” She pouts. “Come on, let’s go eat. You know you’re my favorite lunchmate.”</text:p>
      <text:p text:style-name="P150">“I’m sorry, Sam, I can’t. I have a lot of work to do.”</text:p>
      <text:p text:style-name="P151">Sam sighs, straightening. “There’s more to life than work, Calista. Live a little.”</text:p>
      <text:p text:style-name="P152">If I were in a better mood, I’d laugh.<text:s/>What could be more important than work?<text:s/><text:tab/></text:p>
      <text:p text:style-name="P153">Sam leaves, and I scroll to the top of my article, rereading every single line. Stan’s last words keep echoing in my head. With each minute that passes, my heart races a little more, and I start to sweat. I dig my nails into my palms, rereading a line for the umpteenth time. It doesn’t sound right.<text:s/>I click on backspace, then I stop, trying to remember the right words.<text:s/></text:p>
      <text:p text:style-name="P154">Nothing. My mind is strangely blank.</text:p>
      <text:p text:style-name="P155"><text:s/>I nibble on my nail, then catch myself and stop.<text:s/></text:p>
      <text:p text:style-name="P156">Groaning, I lean back and shut my eyes. I can’t write like this – high-strung, anxious, suffering what I refer to as ‘the impostor attack’.<text:s/>Whatever happens, I need to get myself together and do the work.<text:s/></text:p>
      <text:p text:style-name="P157">The office is eerily silent;<text:s/>everyone has gone for lunch. It’s so quiet that I can hear the clock tick.<text:s/>With every tick, the deadline is drawing closer. The article has to be perfect. I<text:s/>have to prove to Stan, and everyone here, that I’m good enough to<text:s/>have been assigned this article.<text:s/></text:p>
      <text:p text:style-name="P158">I<text:s/>sit up and return to work.</text:p>
      <text:p text:style-name="P159">Three days, twenty-three hours, fifty-six minutes left.</text:p>
      <text:p text:style-name="P1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Times New Roman"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vellous Ibiyemi</meta:initial-creator>
    <dc:creator>Joseph Ajani</dc:creator>
    <meta:creation-date>2025-06-14T15:51:00Z</meta:creation-date>
    <dc:date>2025-06-14T15:51:00Z</dc:date>
    <meta:template xlink:href="Normal.dotm" xlink:type="simple"/>
    <meta:editing-cycles>657</meta:editing-cycles>
    <meta:editing-duration>PT55380S</meta:editing-duration>
    <meta:document-statistic meta:page-count="1" meta:paragraph-count="32" meta:word-count="2448" meta:character-count="16373" meta:row-count="116" meta:non-whitespace-character-count="13957"/>
  </office:meta>
</office:document-meta>
</file>